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2017</text:p>
      <text:p text:style-name="P1"/>
      <text:p text:style-name="P1">My participation on Google HashCode 2017</text:p>
      <text:p text:style-name="P1"/>
      <text:p text:style-name="P1">Resume:This documentation is about my participation on the competition Google Hashcode 2017, my preparation for the Google HashCode 2017 and Google CodeJam 2017, and my efforts to create prefabricated code for the two contests and the programming contest of Chef Code. </text:p>
      <text:p text:style-name="P1">This documentation is a project in order to complete my education as Network Technician on Movant private technical school. I will try to describe the contests, the issues with the competitional pogra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ly failed on the online qualification round, but delivered results on the online extended round.</text:p>
      <text:p text:style-name="P1"/>
      <text:p text:style-name="P1">THE COMPETITIONS</text:p>
      <text:p text:style-name="P1"/>
      <text:p text:style-name="P1">Google Hash Code</text:p>
      <text:p text:style-name="P1"/>
      <text:p text:style-name="P1">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1">Google Cope Jam</text:p>
      <text:p text:style-name="P1"/>
      <text:p text:style-name="P1">Google CodeJam is probably the most known programming contest of google and maybe the most known programing contest in general. Google CodeJam acceptes contesters from any background and it is famous for the relatively easy qualification rounds. Thousands of participants are taking place every year, and it remains an active subject for discussions for the whole year.</text:p>
      <text:p text:style-name="P1"/>
      <text:p text:style-name="P1">Code Chef</text:p>
      <text:p text:style-name="P1"/>
      <text:p text:style-name="P1">Code Chef is an initiative that promotes the idea of learning porgramming on india and it is turned to be one of the most active programing competitions globaly. It has an complete system for programing training, a very active programming forum, that can compare sometimes to Stack Overflow, (Stack Overflow if the most active programming forum globaly), with a community that no other programming competition was able to achieve. It organizes monthly competitions, sometimes few annual competitions as well, and allows smaller pioners to promote their competitions through Code Chef.</text:p>
      <text:p text:style-name="P1"/>
      <text:p text:style-name="P1"/>
      <text:p text:style-name="P1">THE PREPARATION FOR GOOGLE HASH CODE</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ing competition and even worse a development competition, depends from the preparation of every contester. </text:p>
      <text:p text:style-name="P1"><text:soft-page-break/>My preparation was about choosing a language and IDE, forming a team, and train alone and with the team.</text:p>
      <text:p text:style-name="P1"/>
      <text:p text:style-name="P1">The language and the IDE</text:p>
      <text:p text:style-name="P1"/>
      <text:p text:style-name="P1">The first big issue of my preparation was to choose a language and to find an suitable IDE, and to learn language and the envirovment as much as possible. My chooice for a language was Python. Python is useful as an language because of its dynamic character. To be honest Python and R was my two choices, Python for a more programing oriented aproach or R for a more Query oriented aproach. I was more fun of the programing approach, (I am not big fun of query langueges), so I choose Python. I chose Python 3.5 because it was the newest stabil version of Python, despite the fact that I was feeling more comfortable with python 2.6</text:p>
      <text:p text:style-name="P1"/>
      <text:p text:style-name="P1">For IDE I did the mistake to choose Aptana studio 3.0. I choose Aptana because it is based on Eclipse, an IDE that I respect, because I heard good things about it, because it was open source and because I had access to well made tutorials on Aptana 3.0 by Lynda.com. My choice was wrong and it took me a fair amount of time to admit it. The people that were responsible for the administration of Aptana repository on Github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text:p>
      <text:p text:style-name="P1">2)</text:p>
      <text:p text:style-name="P1">3)</text:p>
      <text:p text:style-name="P1"/>
      <text:p text:style-name="P1">Eventually, at the last moment, I changed my IDE to JetBrains' PyCharm, a very effective and functional IDE that unfortunately I was not educated enough to use efficiently. (but I will return to that later).</text:p>
      <text:p text:style-name="P1"/>
      <text:p text:style-name="P1"/>
      <text:p text:style-name="P1">Forming a team</text:p>
      <text:p text:style-name="P1"/>
      <text:p text:style-name="P1">One of the most difficult tasks that participants without team are facing on Google HashCode is to find a team. The organizers of the competition give a great effort, (with threads on social networks and forums), to help the participants to find a team but that doesn't mean that finding a team is that easy. In order to find a team someone has to choose a programming language that is used by many contestants, to find the right places to search, to search actively and most at all to avoid beginners on programming at any cost.</text:p>
      <text:p text:style-name="P1"/>
      <text:p text:style-name="P1">By avoiding beginners I don't mean that on some kind of elitism and I really believe that it should be given a chance for programmers with less experience by those who already have collected some experience, (with some kind of mentoring and help), but the beginners and the “jobseekers” are becoming a plague for competitions especially for those who are made by Google or Facebook.</text:p>
      <text:p text:style-name="P1">Big companies like Google and Facebook are giving an another prestige to the competitions and the problem is that there are people that are wish more to get hired by google or to be called programmers, (or successful founders or CEO), instead of the actual pleasure and challenge of writing a code.</text:p>
      <text:p text:style-name="P1"/>
      <text:p text:style-name="P1"><text:soft-page-break/>Another issue was that we had to use the exactly the same language and the same version in order and to use exactly the same tools of cooperation, (I mean Git and GitHub mostly) in order not to spend more time to choose tools and to learn how to use them. Something that I found out later was that it was important as well to have the same IDE and the same version and packages. To have the same environment makes sense now but back then I failed to figure this out.</text:p>
      <text:p text:style-name="P1"/>
      <text:p text:style-name="P1">In order to solve all those issues, in my announcement I requested <text:s/>for people that were fluent with Python 3.5 with a GitHub account and a good knowledge of GitHub, (I insisted on GitHub because I know that the installation of a adhog git server can get very messy very fast and the possibility to get stuck on some technical issue in the middle of the competition was not so pleasant thought). A last thing was that the participants in the group had to be able to communicate in English for obvious reasons.</text:p>
      <text:p text:style-name="P1"/>
      <text:p text:style-name="P1">By the fist wave of announcements we were able to form a team with 3 members. We called ourselves “Evil Chickens of Doom” we installed out communication/cooperation tools and we continue to searching for the fourth member of our team. The one of the guys, (I don't say the names of the participants for reasons of respect to their privacy), was a fan of Python 3.5 and he was spending his free time on participating on programming contests. The other guy was experienced open source programmer who enjoyed mostly to build features for Linux by using Python. For various reasons the team didn't work, (for personal issues mostly, we didn't had any fight the time that we work together), and it was dissolved few days before the competition. </text:p>
      <text:p text:style-name="P1"/>
      <text:p text:style-name="P1">A day before the I got contacted from a guy from Switzerland who as it seems was way more experienced <text:s/>programmer that I, and he bring me in contact with one other experienced programmer from Austria. If I recall correctly both are professors on data science and they are heavily involved on computational programming. From my side I tried to contact the one of my old team that he may was available but he wasn't. We called ourselves TeamFF.</text:p>
      <text:p text:style-name="P1"/>
      <text:p text:style-name="P1"/>
      <text:p text:style-name="P1">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
      <text:p text:style-name="P1">My practice in coding for both of the two months was solo and I took the decision to train in <text:s/>Code Chef instead of trying to solve last problems on Google HashCode or Google CodeJam pages. The 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ext:soft-page-break/>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1T15:49:55.77</dc:date>
    <dc:creator>Robert Kristian Alm</dc:creator>
    <meta:editing-duration>PT5H35M10S</meta:editing-duration>
    <meta:editing-cycles>6</meta:editing-cycles>
    <meta:document-statistic meta:table-count="0" meta:image-count="0" meta:object-count="0" meta:page-count="4" meta:paragraph-count="38" meta:word-count="1806" meta:character-count="10427"/>
  </office:meta>
</office:document-meta>
</file>